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language="pt" fo:country="PT" fo:font-weight="bold" style:font-weight-asian="bold" style:font-weight-complex="bold"/>
    </style:style>
    <style:style style:name="P3" style:family="paragraph" style:parent-style-name="Standard">
      <style:text-properties fo:language="pt" fo:country="PT" fo:font-weight="bold" officeooo:rsid="00114e54" officeooo:paragraph-rsid="00114e54" style:font-weight-asian="bold" style:font-weight-complex="bold"/>
    </style:style>
    <style:style style:name="P4" style:family="paragraph" style:parent-style-name="Standard">
      <style:text-properties fo:language="pt" fo:country="PT" fo:font-weight="bold" officeooo:paragraph-rsid="00190e95" style:font-weight-asian="bold" style:font-weight-complex="bold"/>
    </style:style>
    <style:style style:name="P5" style:family="paragraph" style:parent-style-name="Standard">
      <style:text-properties fo:language="pt" fo:country="PT" fo:font-weight="bold" officeooo:paragraph-rsid="0019f9d5" style:font-weight-asian="bold" style:font-weight-complex="bold"/>
    </style:style>
    <style:style style:name="P6" style:family="paragraph" style:parent-style-name="Standard">
      <style:text-properties fo:language="pt" fo:country="PT" officeooo:rsid="00114e54" officeooo:paragraph-rsid="00114e54"/>
    </style:style>
    <style:style style:name="P7" style:family="paragraph" style:parent-style-name="Standard">
      <style:text-properties fo:language="pt" fo:country="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pt" fo:country="PT" officeooo:paragraph-rsid="0012d4dc"/>
    </style:style>
    <style:style style:name="P9" style:family="paragraph" style:parent-style-name="Standard">
      <style:text-properties fo:language="pt" fo:country="PT" officeooo:paragraph-rsid="001539d2"/>
    </style:style>
    <style:style style:name="P10" style:family="paragraph" style:parent-style-name="Standard">
      <style:text-properties fo:language="pt" fo:country="PT" officeooo:rsid="001539d2" officeooo:paragraph-rsid="0015cc4a"/>
    </style:style>
    <style:style style:name="P11" style:family="paragraph" style:parent-style-name="Standard">
      <style:text-properties fo:language="pt" fo:country="PT" officeooo:paragraph-rsid="0015cc4a"/>
    </style:style>
    <style:style style:name="P12" style:family="paragraph" style:parent-style-name="Standard">
      <style:text-properties fo:language="pt" fo:country="PT" officeooo:paragraph-rsid="00172483"/>
    </style:style>
    <style:style style:name="P13" style:family="paragraph" style:parent-style-name="Standard">
      <style:text-properties fo:language="pt" fo:country="PT" fo:font-weight="normal" officeooo:rsid="00177d52" officeooo:paragraph-rsid="00177d52" style:font-weight-asian="normal" style:font-weight-complex="normal"/>
    </style:style>
    <style:style style:name="P14" style:family="paragraph" style:parent-style-name="Standard">
      <style:text-properties fo:language="pt" fo:country="PT" officeooo:paragraph-rsid="00177d52"/>
    </style:style>
    <style:style style:name="P15" style:family="paragraph" style:parent-style-name="Standard">
      <style:text-properties fo:language="pt" fo:country="PT" officeooo:paragraph-rsid="00190e95"/>
    </style:style>
    <style:style style:name="P16" style:family="paragraph" style:parent-style-name="Standard">
      <style:text-properties fo:language="pt" fo:country="PT" officeooo:paragraph-rsid="0019f9d5"/>
    </style:style>
    <style:style style:name="P17" style:family="paragraph" style:parent-style-name="Standard">
      <style:text-properties fo:language="pt" fo:country="PT" officeooo:rsid="00172483" officeooo:paragraph-rsid="00172483"/>
    </style:style>
    <style:style style:name="P18" style:family="paragraph" style:parent-style-name="Standard">
      <style:text-properties fo:language="pt" fo:country="PT" officeooo:rsid="00147681" officeooo:paragraph-rsid="001d25c2"/>
    </style:style>
    <style:style style:name="P19" style:family="paragraph" style:parent-style-name="Standard">
      <style:text-properties fo:language="pt" fo:country="PT" officeooo:paragraph-rsid="001cb56a"/>
    </style:style>
    <style:style style:name="P20" style:family="paragraph" style:parent-style-name="Standard">
      <style:text-properties fo:language="pt" fo:country="PT" officeooo:paragraph-rsid="001ffff0"/>
    </style:style>
    <style:style style:name="P21" style:family="paragraph" style:parent-style-name="Standard">
      <style:text-properties officeooo:paragraph-rsid="00172483"/>
    </style:style>
    <style:style style:name="P22" style:family="paragraph" style:parent-style-name="Standard">
      <style:text-properties officeooo:paragraph-rsid="00190e95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14e54"/>
    </style:style>
    <style:style style:name="T3" style:family="text">
      <style:text-properties fo:language="pt" fo:country="PT" officeooo:rsid="0012d4dc"/>
    </style:style>
    <style:style style:name="T4" style:family="text">
      <style:text-properties fo:language="pt" fo:country="PT" officeooo:rsid="00147681"/>
    </style:style>
    <style:style style:name="T5" style:family="text">
      <style:text-properties fo:language="pt" fo:country="PT" officeooo:rsid="00172483"/>
    </style:style>
    <style:style style:name="T6" style:family="text">
      <style:text-properties fo:language="pt" fo:country="PT" officeooo:rsid="00194c46"/>
    </style:style>
    <style:style style:name="T7" style:family="text">
      <style:text-properties fo:language="pt" fo:country="PT" officeooo:rsid="001f292a"/>
    </style:style>
    <style:style style:name="T8" style:family="text">
      <style:text-properties officeooo:rsid="00123aa8"/>
    </style:style>
    <style:style style:name="T9" style:family="text">
      <style:text-properties officeooo:rsid="0012d4dc"/>
    </style:style>
    <style:style style:name="T10" style:family="text">
      <style:text-properties officeooo:rsid="001539d2"/>
    </style:style>
    <style:style style:name="T11" style:family="text">
      <style:text-properties officeooo:rsid="0015cc4a"/>
    </style:style>
    <style:style style:name="T12" style:family="text">
      <style:text-properties officeooo:rsid="00172483"/>
    </style:style>
    <style:style style:name="T13" style:family="text">
      <style:text-properties officeooo:rsid="00177d5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90e95"/>
    </style:style>
    <style:style style:name="T16" style:family="text">
      <style:text-properties officeooo:rsid="00194c46"/>
    </style:style>
    <style:style style:name="T17" style:family="text">
      <style:text-properties officeooo:rsid="0019f9d5"/>
    </style:style>
    <style:style style:name="T18" style:family="text">
      <style:text-properties officeooo:rsid="001cb56a"/>
    </style:style>
    <style:style style:name="T19" style:family="text">
      <style:text-properties officeooo:rsid="001d25c2"/>
    </style:style>
    <style:style style:name="T20" style:family="text">
      <style:text-properties fo:color="#c9211e"/>
    </style:style>
    <style:style style:name="T21" style:family="text">
      <style:text-properties officeooo:rsid="001ffff0"/>
    </style:style>
    <style:style style:name="T22" style:family="text">
      <style:text-properties officeooo:rsid="0020d0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ide 1: </text:p>
      <text:p text:style-name="P1"/>
      <text:p text:style-name="P1">Olá a todos <text:span text:style-name="T22">os presentes</text:span>. O meu nome é Daniel Coelho, e o nome da minha tese é "Uma abordagem de manutenção preditiva baseada na segmentação de séries temporais". </text:p>
      <text:p text:style-name="P1"/>
      <text:p text:style-name="P1">O Orientador é o Prof. José Santos, o coorientador é o Prof. Eugénio Rocha e o coorientador da empresa é o Eng. Duarte Almeida.</text:p>
      <text:p text:style-name="P1"/>
      <text:p text:style-name="Standard"><text:span text:style-name="T1">Este projeto foi desenvolvido na Bosch Termotecnologia, </text:span><text:span text:style-name="T7">pertencendo </text:span><text:span text:style-name="T1">a um case study no projeto mobilizador Bosch Industria 4.0 - Augmented Humanity.</text:span></text:p>
      <text:p text:style-name="Standard"><text:span text:style-name="T1"/></text:p>
      <text:p text:style-name="Standard"><text:span text:style-name="T1"/></text:p>
      <text:p text:style-name="P1"/>
      <text:p text:style-name="P1"/>
      <text:p text:style-name="P1"/>
      <text:p text:style-name="P2">Slide 2:</text:p>
      <text:p text:style-name="P1"/>
      <text:p text:style-name="P1">O aumento da automatização proporcionada pela industria 4.0 aliada à crescente competitividade no mercado destaca a importância de uma manutenção inteligente, por outras palavras, de uma manutenção preditiva.</text:p>
      <text:p text:style-name="P1"><text:s/></text:p>
      <text:p text:style-name="Standard"><text:span text:style-name="T2">Este tipo de manutenção </text:span><text:span text:style-name="T1">consiste na análise de dados provenientes de sensores instalados no equipamento, de forma a prever quando uma determinada avaria irá ocorrer, agendando manutenções antes das avarias. Desta forma, maximiza-se o tempo entre manutenções sucessivas, minimizando assim, o numero de manutenções a efetuar no equipamento.</text:span></text:p>
      <text:p text:style-name="P1"/>
      <text:p text:style-name="P3">Slide 3: </text:p>
      <text:p text:style-name="P3"/>
      <text:p text:style-name="P6">A implementação de sistemas de manutenção preditiva apresenta várias vantagens, tais como, um aumento entre 33-60% do tempo de vida do equipamento, uma redução de 10 a 15% dos custos de manutenção, uma redução entre 20-50% do tempo de planeamento de <text:span text:style-name="T18">manutenção</text:span> e por fim, um aumento entre 10-20 % do tempo de funcionamento do equipamento.</text:p>
      <text:p text:style-name="P6"/>
      <text:p text:style-name="P3">Slide 4:</text:p>
      <text:p text:style-name="P3"/>
      <text:p text:style-name="P6">Este projeto pode ser decomposto em três grandes objetivos, o primeiro consiste na centralização de dados de diversos equipamentos numa só plataforma, facilitando tanto a visualização como a análise dos dados.</text:p>
      <text:p text:style-name="P6"/>
      <text:p text:style-name="P6">O segundo objetivo consiste no desenvolvimento de um sistema de manutenção preditiva na prensa Haulick &amp; Roos, com o intuito de diminuir o número de paragens não planeadas. Esta prensa é uma prensa mecânica que transforma chapas metálicas em diferentes tipos de peças, sendo responsável por abastecer várias linhas de produção. Neste caso, a prensa já apresentava todos os sensores necessários instalados, e por isso a primeira fase do sistema de manutenção preditiva já se encontrava realizado.</text:p>
      <text:p text:style-name="P6"/>
      <text:p text:style-name="P6">Por último, o terceiro objetivo <text:s/>consiste no desenvolvimento de uma plataforma de visualização, em que por um lado permite a visualização dos dados de todos os equipamentos, e por outro <text:s/>permit<text:span text:style-name="T8">e</text:span> a visualização das previsões emitidas pelo sistema de manutenção preditiva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>Slide 5:</text:p>
      <text:p text:style-name="P7"><text:s/></text:p>
      <text:p text:style-name="P1">Neste Slide apresenta-se a arquitetura da solução proposta.</text:p>
      <text:p text:style-name="P1"/>
      <text:p text:style-name="P1">A camada mais abaixo diz respeito aos diversos equipamentos espalhados pela instalação fabril, devidamente equipados com sensores. Na camada imediatamente acima estão ilustrados os edge devices. Deve existir pelo menos 1 edge device por equipamento e estes dispositivos são responsáveis por 2 funções, por um lado, proceder à aquisição dos dados medidos pelos sensores, <text:span text:style-name="T8">e</text:span> por outro enviar esse informação para o servidor, mais precisamente para o componente DATA RECEPTION. </text:p>
      <text:p text:style-name="P1"/>
      <text:p text:style-name="P1">O data reception recebe os dados e encaminha a informação de uma forma normalizada para o componente time series segmentation. <text:s/></text:p>
      <text:p text:style-name="P1"/>
      <text:p text:style-name="P1">O componente Time Series Segmentation é o componente principal do sistema desenvolvido. O objetivo é dividir os dados provenientes de cada equipamento em diferentes segmentos, em que cada segmento representa um estado diferente de cada equipamento.</text:p>
      <text:p text:style-name="P1"/>
      <text:p text:style-name="P1">Assim, o próximo componente, <text:span text:style-name="T9">segment analysis and forecasts</text:span>, apenas <text:s/>analisa dados pertencentes ao mesmo segmento, facilitando tanto <text:span text:style-name="T9">a</text:span> extração de padrões como a deteção de anomalias. </text:p>
      <text:p text:style-name="P1"/>
      <text:p text:style-name="P1"/>
      <text:p text:style-name="P1"/>
      <text:p text:style-name="P1"/>
      <text:p text:style-name="P1">No final do Segment Analysis and Forecasts, é guardada na base de dados uma previsão relativa ao futuro estado funcionamento de cada equipamento, sendo posteriormente apresentada na plataforma de visualização. A equipa de manutenção através da consulta da plataforma de visualização, consegue verificar se algum dos equipamentos necessita ou não de manutenção.</text:p>
      <text:p text:style-name="P1"/>
      <text:p text:style-name="P1"/>
      <text:p text:style-name="P1">Esta plataforma constitui uma solução end-to-end de um sistema de manutenção preditiva, uma vez que recebe dados em tempo real de diversos equipamentos, e emite constantemente previsões para a platadorma de visualização.</text:p>
      <text:p text:style-name="P1"/>
      <text:p text:style-name="P1"/>
      <text:p text:style-name="P2">Slide 6:</text:p>
      <text:p text:style-name="P2"/>
      <text:p text:style-name="P1">Neste slide apresenta-se a solução implementada, representado todo o software e hardware usado. Foram utilizados 2 equipamentos, bosch_prensa01 e <text:span text:style-name="T9">o</text:span> bosch_prensa02.</text:p>
      <text:p text:style-name="P8"><text:s/>O bosch_prensa01 diz respeito à prensa Haulick and Roos, <text:span text:style-name="T9">e de forma a ser possível simular o envio dos dados da prensa em tempo real para o sistema, foi desenvolvido um serviço que lê um ficheiro CSV <text:s/>contendo os dados dos sensores da prensa, e simula o funcionamento de um Edge Device, estando constantemente a enviar dados reais dos sensores para o Data Reception.</text:span></text:p>
      <text:p text:style-name="P1"/>
      <text:p text:style-name="Standard"><text:span text:style-name="T1">Quanto ao equipamento bosch_prensa02, este não constitui de facto um equipamento, apenas representa um sistema de aquisição de dados pronto a ser instalado em qualquer equipamento. É constituído por um módulo GY-91 capaz de <text:s/>medir acelerações em 3 direções distintas e por um ESP32 a servir como </text:span><text:span text:style-name="T3">edge device</text:span><text:span text:style-name="T1">. <text:s/>O objetivo deste equipamento é testar o funcionamento da plataforma desenvolvida quando existe mais do que 1 equipamento a enviar dados.</text:span></text:p>
      <text:p text:style-name="P1"><text:soft-page-break/></text:p>
      <text:p text:style-name="Standard"><text:span text:style-name="T1">Para o componente Data Reception, desenvolveu-se uma REST API usando a livraria FLASK em que, </text:span><text:span text:style-name="T3">os edge devices</text:span><text:span text:style-name="T1">, por cada medição extraída do sensor, enviam um POST REQUEST contendo um ficheiro JSON, e o REST API ao receber essa informação gera uma mensagem Kafka com os mesmos campos do ficheiro JSON, </text:span><text:span text:style-name="T3">reencaminhando-a </text:span><text:span text:style-name="T1">para o componente </text:span><text:span text:style-name="T3">time series segmentation.</text:span></text:p>
      <text:p text:style-name="P1"/>
      <text:p text:style-name="P18">O componente Time Series Segmentation exige uma elevada performance no processamento de toda a informação, dado que efetua várias transformações de dados, tais como, validações e agregações. Estas transformações têm de ser efetuadas de forma eficiente de forma a reduzir a probabilidade de existência de gargalos no pipeline. <text:span text:style-name="T18">De forma a satisfazer o requisito de elevada</text:span></text:p>
      <text:p text:style-name="P18"><text:span text:style-name="T18"><text:s/>performance, </text:span><text:span text:style-name="T19">o processamento de toda a informação neste componente foi efetuado recorrendo ao Kafka, que é um tipo de Message Oriented Middleware.</text:span></text:p>
      <text:p text:style-name="P18"/>
      <text:p text:style-name="P18"/>
      <text:p text:style-name="P19"/>
      <text:p text:style-name="Standard"><text:span text:style-name="T1">Para a base de dados foi escolhida a </text:span><text:span text:style-name="T4">Maria DB</text:span><text:span text:style-name="T1"> enquanto que para a plataforma de visualização optou-se pelo </text:span><text:span text:style-name="T4">Grafana</text:span><text:span text:style-name="T1">.</text:span></text:p>
      <text:p text:style-name="P1"/>
      <text:p text:style-name="P1">Todos os componentes do sistema desenvolvido foram containarizados utilizando Docker containers, de forma a facilitar tanto o desenvolvimento como a implementação do sistema.</text:p>
      <text:p text:style-name="P1"/>
      <text:p text:style-name="P2"/>
      <text:p text:style-name="P2">Slide 7:</text:p>
      <text:p text:style-name="P1"/>
      <text:p text:style-name="P1">O elemento diferenciador da abordagem proposta é a segmentação das séries temporais, <text:span text:style-name="T19">mais precisamente, segmentação </text:span>em 2 segmentos, Working e Stopped. Através de uma analise aos dados da prensa, é possível identificar 3 padrões de funcionamento diferentes: existem períodos em que a prensa está a funcionar normalmente, existem períodos em que a prensa está parada, e existem períodos em que, embora a prensa esteja a funcionar, está em períodos de teste. <text:s/>A frequência com que os dados são enviados pelo Edge Device, permite claramente identificar estes 3 períodos. Sempre que a frequência de envio dos dados está próxima de 1Hz, a prensa encontra-se a funcionar normalmente, sempre que a frequência é 0HZ, ou seja, não está a enviar dados, a prensa está parada, e sempre que a frequência encontra-se entre 0 e 0.5 Hz, a prensa encontram-se em períodos de testes. A segmentação implementada agrupa os períodos de teste e paragem no Segmento Stopped, deixando apenas dados relativos ao período em que a prensa está a funcionar no segmento Working. Neste caso, a segmentação implementada pode ser vista como um filtro, dado que separa os dados úteis dos restantes dados, e são estes dados úteis que posteriormente serão analisados, reduzindo a complexidade dos algoritmos a implementar.</text:p>
      <text:p text:style-name="P1"/>
      <text:p text:style-name="P1">Na figura apresentada, é possível visualizar a serie temporal relativa ao nível do óleo devidamente segmentada nos estados considerados. Os segmentos diferentes são identificados com uma cor diferente: os segmentos Working são representados com a cor verde, e os segmentos Stopped são representados com a cor vermelha. Por volta das 19:50, o espaçamento temporal entre observações sucessivas aumenta, identificando um período em que se estava a efetuar algum teste na prensa, e como se pode ver, o estado ativado nesse instante foi o Stopped e não o Working. Desta forma, na analise de segmentos, os dados relativos ao teste não serão utilizados.</text:p>
      <text:p text:style-name="P1"/>
      <text:p text:style-name="P1">Embora neste trabalho os estados considerados foram Working e Stopped, o conceito da segmentação pode ser ainda mais explorado, como por exemplo separar a fase de subida do nível do óleo, da fase em que o nível de óleo se encontra estável. Esta dupla segmentação iria permitir analisar segmentos que contêm dados com um grau de semelhança entre eles bastante superior, sendo expectável um <text:s/>aumento da sensibilidade do algoritmos de deteção de anomalias.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lide 8:</text:p>
      <text:p text:style-name="P1"/>
      <text:p text:style-name="P1">Aqui apresenta-se o pipeline da analise dos segmentos. </text:p>
      <text:p text:style-name="P1"/>
      <text:p text:style-name="P1"><text:s/>O intervalo de tempo entre duas analises de segmentos consecutivas é um d<text:span text:style-name="T12">e</text:span> 7 <text:span text:style-name="T10">hyper</text:span>parametros a ser definido, tendo-se utilizado, neste caso, 10 minutos. Esta analise apenas se efetuou para o equipamento bosch_prensa01 pois no outro equipamento não é possível prever avarias.</text:p>
      <text:p text:style-name="P1"/>
      <text:p text:style-name="P21"><text:span text:style-name="T1">Todas as séries temporais de cada equipamento são analisados, para o caso do equipamento bosch_prensa01, existem 6 séries temporais e portanto são todas analisadas. No entanto, não se analisa a serie temporal toda, <text:s/>apenas se analisam os segmentos Working de cada uma das série temporais, </text:span><text:span text:style-name="T5">com o intuito de não incluir ruído na análise.</text:span></text:p>
      <text:p text:style-name="P12"><text:s/></text:p>
      <text:p text:style-name="P1"/>
      <text:p text:style-name="P1">O objetivo principal desta analise consiste na deteção de anomalias nas séries temporais. No entanto, antes de se aplicar um algoritmo de deteção de anomalias é necessário efetuar um processamento de dados para, por um lado, aumentar a performance do algoritmo de deteção de anomalias, e por outro, aumentar a rapidez com que esta deteção se efetua.</text:p>
      <text:p text:style-name="P1"/>
      <text:p text:style-name="P1"/>
      <text:p text:style-name="P2">Slide 9:</text:p>
      <text:p text:style-name="P2"/>
      <text:p text:style-name="P1">Uma das consequência<text:span text:style-name="T10">s</text:span> de analisar apenas segmentos de series temporais é a existência de períodos <text:span text:style-name="T12">temporais </text:span>em que não existem dados, por isso o primeiro passo a efetuar é a união dos segmentos, dando origem a uma base temporal virtual, <text:span text:style-name="T10">tal como se verifica na imagem apresentada.</text:span></text:p>
      <text:p text:style-name="P1"/>
      <text:p text:style-name="P2">Slide 10:</text:p>
      <text:p text:style-name="P1"/>
      <text:p text:style-name="P9">Posteriormente é necessário efetuar uma normalização dos dados.</text:p>
      <text:p text:style-name="P10">Como estamos a trabalhar com séries temporais provenientes de diferentes sensores, existem séries temporais com valores de ordem de grandeza superiores a outras, <text:span text:style-name="T11">e existem algoritmos que atribuem maior peso a séries que tenham uma ordem de grandeza superior, como é o caso do algoritmos de redução dimensional apresentado a seguir. <text:s/>De forma a evitar esta <text:s/>atribuição de mais peso a séries temporais com valores mais elevados, normalizou-se todas as séries temporais entre os valores 0 e 1, recorrendo ao método de normalização para o mínimo e máximo.</text:span></text:p>
      <text:p text:style-name="P11"/>
      <text:p text:style-name="P2">Slide 11:</text:p>
      <text:p text:style-name="P2"/>
      <text:p text:style-name="P1">A<text:span text:style-name="T11">pós a normalização, </text:span>efetua-se uma redução dos dados, mais precisamente uma redução dimensional. Nesta etapa o objetivo é eliminar algumas séries temporais e criar novas séries <text:s/>que contêm a informação necessária sobre os dados iniciais. Neste caso, <text:span text:style-name="T12">utilizou-se </text:span>o <text:span text:style-name="T12">algoritmo </text:span>Principal Component Analysis, <text:span text:style-name="T12">também conhecido por PCA,</text:span> <text:s/>e conseguiu-se reduzir as 6 series iniciais para 2, perdendo apenas 7.4% de variabilidade! Desta forma, é possível reduzir o tempo de <text:soft-page-break/>processamento do algoritmo de deteção de anomalias, uma vez que em vez de 6 séries temporais, apenas são analisadas 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Slide 12:</text:p>
      <text:p text:style-name="P1"/>
      <text:p text:style-name="P12">Por ultimo, é efetuado a deteção de anomalias nas séries criadas pelo <text:span text:style-name="T12">PCA</text:span>. </text:p>
      <text:p text:style-name="P17">Foram testados vários algoritmos de deteção de anomalias, entre os quais, ABOD, SOS e COPOD, sendo que o algoritmos que obteve melhores resultados foi o COPOD. </text:p>
      <text:p text:style-name="P12"/>
      <text:p text:style-name="P1">No final das anomalias serem detetadas, o instante em que foram detetadas é convertida para a base temporal real e apenas são consideradas as anomalias que ocorreram nos últimos 10 minutos. </text:p>
      <text:p text:style-name="P1"/>
      <text:p text:style-name="P1">Depend<text:span text:style-name="T12">endo</text:span> do numero de anomalias detetados nos últimos 10 min, é enviada um alerta Safe ou Warning para a base de dados. Safe é quando se detetaram menos de 4 anomalias e portanto assume-se que o comportam<text:span text:style-name="T12">ent</text:span>o do equipamento está dentro do normal, Warning é quando se detetaram mais de 3 anomalias, assumindo-se que existe um comportamento anormal do equipamento, sendo necessário parar o equipamento e efetuar uma revisão geral.</text:p>
      <text:p text:style-name="P1"/>
      <text:p text:style-name="P1">É <text:span text:style-name="T12">importante referir que quando se emite um alerta Warning, não há nenhuma janela temporal na qual se espera que ocorra uma avaria, o alerta Warning apenas indica que nos últimos 10 minutos houve um comportamento anómalo e que a opção mais cautelosa é parar o equipamento e verificar o estado geral do do mesmo. </text:span></text:p>
      <text:p text:style-name="P1"/>
      <text:p text:style-name="P1"/>
      <text:p text:style-name="P2">Slide 13:</text:p>
      <text:p text:style-name="P2"/>
      <text:p text:style-name="P1"><text:s/>A partir de agora apresentar-se-ão os resultados obtidos. Em primeiro lugar vai se apresentar o dashboard do Grafana para o bosch_prensa02, de seguida apresenta-se o dashboard para o equipamento bosch_prensa01 e por fim, proceder-se-á a uma analise das previsões obtidas. <text:s/></text:p>
      <text:p text:style-name="P1">Todos os dados que serão apresentados dizem respeito a um período de 15h, 15min e 44s em que se simulou em tempo real o envio de dados por parte dos 2 equipamentos.</text:p>
      <text:p text:style-name="P1">Os dados do equipa<text:span text:style-name="T13">ment</text:span>o bosch_prensa01 que foram enviados para o sistema pertencem ao dia 18/08/2020.</text:p>
      <text:p text:style-name="P1"/>
      <text:p text:style-name="P2">Slide 14:</text:p>
      <text:p text:style-name="P2"/>
      <text:p text:style-name="P13">O dashboard é constituído por 4 painéis, o primeiro é o “Time Series Segmentation” onde é possível selecionar a série temporal que se deseja visualizar. O painel “current prediction” apresenta a ultima previsão <text:s/>emitida para o equipamento selecionado, o painel “Forecast History” apresenta o histórico de todas as previsões emitidas para o equipamento selecionado. Por último, no canto inferior direito apresentam-se 3 dígitos relativos a todos os equipamentos em geral e não apenas ao selecionado. O “number of equipment” diz respeito ao numero de equipamentos que estão a enviar dados para o sistema desenvolvido, o Working representa o número de equipamentos que estão com o estado working ativo, e o Stopped quantifica os restantes equipamentos.</text:p>
      <text:p text:style-name="P13"/>
      <text:p text:style-name="P14"><text:soft-page-break/></text:p>
      <text:p text:style-name="P1">O equipamento bosch_prensa02, como se pode ver no canto inferior esquerdo apresenta 3 sensores, sendo que no painel time series segmentation está-se representado o Shaft VibrationX. Ao longo desta serie temporal é possível identificar claramente os dois segmentos. Neste caso, a paragem do equipamento foi provocada de forma deliberada, cortando a corrente ao ESP32.</text:p>
      <text:p text:style-name="P1"/>
      <text:p text:style-name="P1">No que diz respeito as previsões os painéis estão vazios, uma vez que não se efetuou a analise dos segmentos para este equipamento. </text:p>
      <text:p text:style-name="P1"/>
      <text:p text:style-name="P1"/>
      <text:p text:style-name="P1"><text:span text:style-name="T14">Slide 15:</text:span> </text:p>
      <text:p text:style-name="P1"/>
      <text:p text:style-name="P15">Quanto ao equipamento bosch_prensa01, <text:span text:style-name="T15">os painéis relativos às previsões já se encontram devidamente preenchidos, e no painel “time series segmentation”, existe uma sobreposição das anomalias detetadas à série temporal selecionada, que neste caso, é a série temporal relativa ao nível do óleo. </text:span><text:span text:style-name="T16">As anomalias são identificadas através das linhas verticais roxas.</text:span></text:p>
      <text:p text:style-name="P15"/>
      <text:p text:style-name="P15">É <text:span text:style-name="T15">importante referir todo o sistema foi desenvolvido de forma dinâmica, de forma a se adapta</text:span><text:span text:style-name="T16">r</text:span><text:span text:style-name="T15"> ao numero de equipamentos que estão a enviar dados, por exemplo, se existisse outro equipamento a enviar POST Requests para a REST API, o sistema ia automaticamente adicionar um novo equipamento, e procedia com a segmentação de todas as séries temporais, </text:span><text:span text:style-name="T16">bem como com a criação de um dashboard para esse equipamento.</text:span></text:p>
      <text:p text:style-name="P15"/>
      <text:p text:style-name="P15"/>
      <text:p text:style-name="P4">Slide 16:</text:p>
      <text:p text:style-name="P15"/>
      <text:p text:style-name="P15">A análise das previsões foi efetuada através da comparação do histórico das previsões presente no dashboard do equipamento bosch_prensa01 com um shiftbook que contém a descrição das paragens da prensa relativas ao dia 18/08/2020.</text:p>
      <text:p text:style-name="P15"/>
      <text:p text:style-name="P22"><text:span text:style-name="T1">Posto isso, inicialmente irão ser abordadas as paragens existentes no shiftbook , e posteriormente serão analisadas as previsões </text:span><text:span text:style-name="T6">que antecederam cada paragem</text:span><text:span text:style-name="T1">. No final, serão apresentadas algumas métricas de forma a ser possível quantificar a eficiência das previsões obtidas.</text:span></text:p>
      <text:p text:style-name="P15"/>
      <text:p text:style-name="P4">Slide 17:</text:p>
      <text:p text:style-name="P4"/>
      <text:p text:style-name="P15">Nesta tabela encontram-se as 12 falhas reportadas no shiftbook relativas ao dia 18/08/2020. No entanto, através da analise dos dados, é possível detetar a existência de 33 paragens.</text:p>
      <text:p text:style-name="P15"/>
      <text:p text:style-name="P15">Na tabela cada linha é uma paragem reportada, apresentando-se a descrição da paragem, o inicio, fim e duração da paragem, e por fim, identifica-se se a paragem foi provocada por avaria ou não.</text:p>
      <text:p text:style-name="P15"/>
      <text:p text:style-name="P15"><text:s/>Das 12 paragens reportadas apenas 2 foram provocadas por avarias, a paragem 1 foi provocada por uma chapa encravada e durou 1h e 10 min 9s <text:s/>e a paragem 8, foi provocada por uma falha mecânica, mais precisamente, fuga de óleo, e durou 5h 14 min 57s. As restantes paragens não foram provocadas por avaria, sendo portanto, impossíveis de prever.</text:p>
      <text:p text:style-name="P15"/>
      <text:p text:style-name="P4">Slide 18:</text:p>
      <text:p text:style-name="P4"/>
      <text:p text:style-name="P15">Neste slide é possível verificar que as 2 paragens provocadas por avarias foram corretamente detetadas com algum período de antecedência, a paragem 1 foi detetada com uma antecedência de 4 min e 23 s, e a paragem 8 foi detetada com uma antecedência de 23min 51seg!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4">Slide 19:</text:p>
      <text:p text:style-name="P4"/>
      <text:p text:style-name="P15">Quanto ás restantes paragens, o objetivo era não ter sido emitido nenhum Warning, no entanto nas paragens 3 e 10 o sistema emitiu pelo menos um Warning, podendo-se considerar estas situações como FALSOS POSITIVOS! Ou seja, o sistema previu que existia algum problema, quando na realidade a paragem seguinte não foi causada por nenhuma avaria.</text:p>
      <text:p text:style-name="P15"/>
      <text:p text:style-name="P4">Slide 20:</text:p>
      <text:p text:style-name="P15"/>
      <text:p text:style-name="P15">De forma a resumir a informação apresentada anteriormente foi elaborada uma confusion matrix. Esta matriz compara os valores reais com as previsões. </text:p>
      <text:p text:style-name="P15"/>
      <text:p text:style-name="P15">Na primeira linha, primeira coluna, estão presentes os Verdadeiros Positivos, ou seja, o numero de vezes em que a paragem foi provocada por uma avaria e o sistema emitiu pelo menos um Warning antes da paragem, tendo-se obtidos dois verdadeiros positivos.</text:p>
      <text:p text:style-name="P15">Na primeira linha, segunda coluna, são assinalados os Falsos positivos, ou seja, o numero de vezes que o sistema emitiu pelo menos um Warning, no entanto a paragem seguinte <text:span text:style-name="T16">n</text:span>ão foi provocada por nenhuma avaria, tendo-se obtidos 2 falsos positivos.</text:p>
      <text:p text:style-name="P15">Na segunda linha, primeira coluna, estão presentes os falsos negativos, ou seja, o numero de vezes que o sistema não emitiu nenhum Warning no entanto o equipamento parou devido a uma avaria, não se tendo obtido nenhum destes casos.</text:p>
      <text:p text:style-name="P15">Por ultimo, na segunda linha, segunda coluna, <text:s text:c="2"/>são assinalados os verdadeiros negativos , ou seja, o numero de vezes que o sistema não emitiu nenhum Warning e a paragem seguinte não foi provocada por uma avaria. Tendo-se obtido 29 verdadeiros negativos.</text:p>
      <text:p text:style-name="P15"/>
      <text:p text:style-name="P15"/>
      <text:p text:style-name="P4">Slide 21:</text:p>
      <text:p text:style-name="P15"/>
      <text:p text:style-name="P15">Com base neste valores é possível calcular várias métricas para quantificar <text:span text:style-name="T17">a eficiência</text:span> <text:span text:style-name="T17">d</text:span>as previsões, <text:span text:style-name="T16">o accuracy</text:span> é definido como o rácio entre as previsões corretas sobre o numero total de previsoes, tendo-se obtido um valor de 93.94%. Embora este resultado seja bastante elevado, esta métrica não é <text:s/>métrica mais adequada para classificar um sistema de PdM, uma vez que os datasets utilizados não são equilibrado<text:span text:style-name="T16">s</text:span>, ou seja, o numero de vezes que <text:span text:style-name="T17">as</text:span> parage<text:span text:style-name="T17">ns</text:span> <text:span text:style-name="T17">são</text:span> provocada<text:span text:style-name="T17">s</text:span> por avaria<text:span text:style-name="T17">s</text:span> é bastante inferior ao numero de vezes em que a<text:span text:style-name="T17">s</text:span> parage<text:span text:style-name="T17">ns </text:span>não <text:span text:style-name="T17">são</text:span> provocada<text:span text:style-name="T17">s</text:span> por avaria<text:span text:style-name="T17">s</text:span>. </text:p>
      <text:p text:style-name="P15"/>
      <text:p text:style-name="P15">Para além disto, a métrica <text:s/><text:span text:style-name="T17">accuracy </text:span>atribui o mesmo peso a um falso positivo e um falso negativo, o que não faz sentido, pois <text:s/>enquanto um falso negativo diz respeito a uma avaria que não foi det<text:span text:style-name="T17">e</text:span>tada, um falso positivo apenas implica efetuar uma revisão no equipamento. <text:s text:c="2"/></text:p>
      <text:p text:style-name="P15"/>
      <text:p text:style-name="P15"/>
      <text:p text:style-name="P15"/>
      <text:p text:style-name="P15">O Precision é definido como o racio entre as os Verdadeiros positivos e o numero total de previsoes positivas, tendo-se obtido uma eficiência de 50%. Esta métrica foca-se na <text:s/>analise dos falsos positivos, e pode-se concluir que sempre que o sistema emite um Warning, existe 50% de probabilidade de existir na realidade uma avaria no equipamento.</text:p>
      <text:p text:style-name="P15"/>
      <text:p text:style-name="P15"><text:soft-page-break/>O Recall é definido como o rácio entre os Verdadeiros positivos, e o numero total de casos positivos, como neste caso, todas as avarias foram corretamente identificadas, obteve-se 100%. Este valor é bastante satisfatório uma vez que indica que o sistema consegu<text:span text:style-name="T17">iu</text:span> prever sempre as avarias.</text:p>
      <text:p text:style-name="P15"/>
      <text:p text:style-name="P15"/>
      <text:p text:style-name="P15">Por fim, apresneta-se o F beta score, esta métrica consiste numa media ponderada entre o Precision e o Recall, sendo B o numero de vezes que o Recall é mais importante. Neste caso atribui-se o valor 3 ao Beta, dando 3x mais peso aos falsos Negati<text:span text:style-name="T17">v</text:span>os do que aos falsos positivos. Para esta métrica obteve-se o valor de 90.91 %</text:p>
      <text:p text:style-name="P15"/>
      <text:p text:style-name="P15"><text:s/>Considera-se que esta métrica é a que melhor quantifica a eficiência das previsões obtidas, porque avalia tanto os falsos negativos como os falsos pos<text:span text:style-name="T17">it</text:span>ivos atribuindo mais peso aos falsos negativos.</text:p>
      <text:p text:style-name="P15"/>
      <text:p text:style-name="P15"/>
      <text:p text:style-name="P5">Slide 22:</text:p>
      <text:p text:style-name="P16"/>
      <text:p text:style-name="P16">Depois de feitas as contas ao tempo que se pouparia ao evitar-se as paragens provocadas por avarias e considerando também o tempo necessário para parar o equipamento e efetuar uma revisão no equipamento sempre que se emitiu um Warning, conclui-se que, se o sistema desenvolvido estivesse em funcionamento no dia 18/08/2020, a prensa trabalharia mais 4h, 55m e 06s. <text:span text:style-name="T17">Tendo em conta </text:span>que apenas se analisou dados relativos a um período temporal de 15h, 15min e 44s, este tempo corresponde a 32% do tempo total simulado, o que é um valor bastante elevado.</text:p>
      <text:p text:style-name="P16"/>
      <text:p text:style-name="P16"/>
      <text:p text:style-name="P16"/>
      <text:p text:style-name="P5">Slide 23:</text:p>
      <text:p text:style-name="P16"/>
      <text:p text:style-name="P16">Com base nos resultados apresentados nos slides anteriores é possível afirmar que a abordagem proposta constitui uma solução viável no que diz respeito a sistemas de manutenção preditiva, mesmo tendo utilizado um dataset reduzido.</text:p>
      <text:p text:style-name="P16"/>
      <text:p text:style-name="P16">Embora neste projeto se tenha utilizado uma abordagem end-to-end, recentemente submetemos um artigo numa conferencia com o titulo: <text:s/>"Predictive maintenance on sensorized stamping presses by time series segmentation, anomaly detection, and classification algorithms", que mostra que a combinação da segmentação das series temporais, redução dimensional e deteção de anomalias com um algoritmo de machine learning permite alcançar uma melhoria de 37.4 % na métrica F1-score relativamente à utilização apenas da segmentação das séries temporais, e permite também alcançar uma melhoria de 30.0% na mesma métrica relativamente à utilização <text:s/>apenas do algoritmo de machine learning. <text:span text:style-name="T17">As conclusões tecidas no artigo comprovam claramente o impacto positivo da segmentação das séries temporais.</text:span></text:p>
      <text:p text:style-name="P16"/>
      <text:p text:style-name="P16"/>
      <text:p text:style-name="P20">Como trabalho futuro, seria <text:span text:style-name="T17">bastante</text:span> útil o desenvolvimento de um algoritmo de otimização de forma a selecionar a melhor combinação de hyperparametros para cada equipamento. Existem 7 hyperparametros que podem ser diferentes dependendo do equipamento, <text:span text:style-name="T21">o objetivo destes hyperparametros é oferecer versatilidade ao sistema, no entanto, também aumentam a complexidade de implementação do sistema. </text:span></text:p>
      <text:p text:style-name="P20"/>
      <text:p text:style-name="P20"/>
      <text:p text:style-name="P20"/>
      <text:p text:style-name="P20"/>
      <text:p text:style-name="P16"><text:soft-page-break/>Neste projeto todos estes hyperparametros foram determinados com base no método tentativa e erro, no entanto se tivéssemos 20 equipamentos esta método seria bastante moroso e ineficiente.</text:p>
      <text:p text:style-name="P16"/>
      <text:p text:style-name="P5">Fim:</text:p>
      <text:p text:style-name="P16"/>
      <text:p text:style-name="P16">Encerro assim a minha apresentação, Obrigado a todos pela atençã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10:25:18.205120443</meta:creation-date>
    <dc:date>2021-07-16T13:59:27.663219575</dc:date>
    <meta:editing-duration>PT49M3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9" meta:paragraph-count="99" meta:word-count="3486" meta:character-count="22103" meta:non-whitespace-character-count="18659"/>
  </office:meta>
</office:document-meta>
</file>